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ab3c" officeooo:paragraph-rsid="0014ab3c"/>
    </style:style>
    <style:style style:name="P2" style:family="paragraph" style:parent-style-name="Standard">
      <style:text-properties officeooo:rsid="0014ab3c" officeooo:paragraph-rsid="00440d85"/>
    </style:style>
    <style:style style:name="P3" style:family="paragraph" style:parent-style-name="Standard">
      <style:text-properties officeooo:rsid="0016a8ff" officeooo:paragraph-rsid="0016a8ff"/>
    </style:style>
    <style:style style:name="P4" style:family="paragraph" style:parent-style-name="Standard">
      <style:text-properties officeooo:rsid="0016a8ff" officeooo:paragraph-rsid="003261e0"/>
    </style:style>
    <style:style style:name="P5" style:family="paragraph" style:parent-style-name="Standard">
      <style:text-properties officeooo:rsid="00195e80" officeooo:paragraph-rsid="001fec2f"/>
    </style:style>
    <style:style style:name="P6" style:family="paragraph" style:parent-style-name="Standard">
      <style:text-properties officeooo:rsid="0023844e" officeooo:paragraph-rsid="0023844e"/>
    </style:style>
    <style:style style:name="P7" style:family="paragraph" style:parent-style-name="Standard">
      <style:text-properties fo:font-weight="bold" officeooo:rsid="00280257" officeooo:paragraph-rsid="00280257" style:font-weight-asian="bold" style:font-weight-complex="bold"/>
    </style:style>
    <style:style style:name="P8" style:family="paragraph" style:parent-style-name="Standard">
      <style:text-properties fo:font-weight="bold" officeooo:rsid="00280257" officeooo:paragraph-rsid="0035a24f" style:font-weight-asian="bold" style:font-weight-complex="bold"/>
    </style:style>
    <style:style style:name="P9" style:family="paragraph" style:parent-style-name="Standard">
      <style:text-properties fo:font-weight="bold" officeooo:rsid="002a447c" officeooo:paragraph-rsid="0035a24f" style:font-weight-asian="bold" style:font-weight-complex="bold"/>
    </style:style>
    <style:style style:name="P10" style:family="paragraph" style:parent-style-name="Standard">
      <style:text-properties fo:font-weight="bold" officeooo:rsid="002d3369" officeooo:paragraph-rsid="002d3369" style:font-weight-asian="bold" style:font-weight-complex="bold"/>
    </style:style>
    <style:style style:name="P11" style:family="paragraph" style:parent-style-name="Standard">
      <style:text-properties fo:font-weight="bold" officeooo:rsid="00307675" officeooo:paragraph-rsid="00491357" style:font-weight-asian="bold" style:font-weight-complex="bold"/>
    </style:style>
    <style:style style:name="P12" style:family="paragraph" style:parent-style-name="Standard">
      <style:text-properties fo:font-weight="bold" officeooo:rsid="0040c38b" officeooo:paragraph-rsid="0040c38b" style:font-weight-asian="bold" style:font-weight-complex="bold"/>
    </style:style>
    <style:style style:name="P13" style:family="paragraph" style:parent-style-name="Standard">
      <style:text-properties fo:font-weight="bold" officeooo:rsid="004dbdc7" officeooo:paragraph-rsid="004dbdc7" style:font-weight-asian="bold" style:font-weight-complex="bold"/>
    </style:style>
    <style:style style:name="P14" style:family="paragraph" style:parent-style-name="Standard">
      <style:text-properties fo:font-weight="bold" officeooo:rsid="005917f5" officeooo:paragraph-rsid="005917f5" style:font-weight-asian="bold" style:font-weight-complex="bold"/>
    </style:style>
    <style:style style:name="P15" style:family="paragraph" style:parent-style-name="Standard">
      <style:text-properties fo:font-weight="bold" officeooo:rsid="005cf0d1" officeooo:paragraph-rsid="005cf0d1" style:font-weight-asian="bold" style:font-weight-complex="bold"/>
    </style:style>
    <style:style style:name="P16" style:family="paragraph" style:parent-style-name="Standard">
      <style:text-properties fo:font-weight="bold" officeooo:rsid="0014ab3c" officeooo:paragraph-rsid="009d3348" style:font-weight-asian="bold" style:font-weight-complex="bold"/>
    </style:style>
    <style:style style:name="P17" style:family="paragraph" style:parent-style-name="Standard">
      <style:text-properties fo:font-weight="bold" officeooo:rsid="0065201e" officeooo:paragraph-rsid="0065201e" style:font-weight-asian="bold" style:font-weight-complex="bold"/>
    </style:style>
    <style:style style:name="P18" style:family="paragraph" style:parent-style-name="Standard">
      <style:text-properties fo:font-weight="bold" officeooo:rsid="007020ad" officeooo:paragraph-rsid="007020ad" style:font-weight-asian="bold" style:font-weight-complex="bold"/>
    </style:style>
    <style:style style:name="P19" style:family="paragraph" style:parent-style-name="Standard">
      <style:text-properties fo:font-weight="bold" officeooo:rsid="007020ad" officeooo:paragraph-rsid="0120c779" style:font-weight-asian="bold" style:font-weight-complex="bold"/>
    </style:style>
    <style:style style:name="P20" style:family="paragraph" style:parent-style-name="Standard">
      <style:text-properties fo:font-weight="bold" officeooo:rsid="007020ad" officeooo:paragraph-rsid="0122064b" style:font-weight-asian="bold" style:font-weight-complex="bold"/>
    </style:style>
    <style:style style:name="P21" style:family="paragraph" style:parent-style-name="Standard">
      <style:text-properties fo:font-weight="bold" officeooo:rsid="007020ad" officeooo:paragraph-rsid="011ed12c" style:font-weight-asian="bold" style:font-weight-complex="bold"/>
    </style:style>
    <style:style style:name="P22" style:family="paragraph" style:parent-style-name="Standard">
      <style:text-properties fo:font-weight="bold" officeooo:rsid="008640bd" officeooo:paragraph-rsid="008640bd" style:font-weight-asian="bold" style:font-weight-complex="bold"/>
    </style:style>
    <style:style style:name="P23" style:family="paragraph" style:parent-style-name="Standard">
      <style:text-properties fo:font-weight="bold" officeooo:rsid="008640bd" officeooo:paragraph-rsid="008dcb40" style:font-weight-asian="bold" style:font-weight-complex="bold"/>
    </style:style>
    <style:style style:name="P24" style:family="paragraph" style:parent-style-name="Standard">
      <style:text-properties fo:font-weight="bold" officeooo:rsid="0086f921" officeooo:paragraph-rsid="0086f921" style:font-weight-asian="bold" style:font-weight-complex="bold"/>
    </style:style>
    <style:style style:name="P25" style:family="paragraph" style:parent-style-name="Standard">
      <style:text-properties fo:font-weight="bold" officeooo:rsid="008938fa" officeooo:paragraph-rsid="008938fa" style:font-weight-asian="bold" style:font-weight-complex="bold"/>
    </style:style>
    <style:style style:name="P26" style:family="paragraph" style:parent-style-name="Standard">
      <style:text-properties fo:font-weight="bold" officeooo:rsid="008938fa" officeooo:paragraph-rsid="008c4ce3" style:font-weight-asian="bold" style:font-weight-complex="bold"/>
    </style:style>
    <style:style style:name="P27" style:family="paragraph" style:parent-style-name="Standard">
      <style:text-properties fo:font-weight="bold" officeooo:rsid="009b7033" officeooo:paragraph-rsid="009b7033" style:font-weight-asian="bold" style:font-weight-complex="bold"/>
    </style:style>
    <style:style style:name="P28" style:family="paragraph" style:parent-style-name="Standard">
      <style:text-properties fo:font-weight="bold" officeooo:rsid="009ec6f1" officeooo:paragraph-rsid="009ec6f1" style:font-weight-asian="bold" style:font-weight-complex="bold"/>
    </style:style>
    <style:style style:name="P29" style:family="paragraph" style:parent-style-name="Standard">
      <style:text-properties fo:font-weight="bold" officeooo:rsid="00a5c033" officeooo:paragraph-rsid="00a5c033" style:font-weight-asian="bold" style:font-weight-complex="bold"/>
    </style:style>
    <style:style style:name="P30" style:family="paragraph" style:parent-style-name="Standard">
      <style:text-properties fo:font-weight="bold" officeooo:rsid="00b1fe11" officeooo:paragraph-rsid="00b1fe11" style:font-weight-asian="bold" style:font-weight-complex="bold"/>
    </style:style>
    <style:style style:name="P31" style:family="paragraph" style:parent-style-name="Standard">
      <style:text-properties fo:font-weight="bold" officeooo:rsid="00c76f87" officeooo:paragraph-rsid="00c76f87" style:font-weight-asian="bold" style:font-weight-complex="bold"/>
    </style:style>
    <style:style style:name="P32" style:family="paragraph" style:parent-style-name="Standard">
      <style:text-properties fo:font-weight="bold" officeooo:rsid="0079b0ec" officeooo:paragraph-rsid="01164b54" style:font-weight-asian="bold" style:font-weight-complex="bold"/>
    </style:style>
    <style:style style:name="P33" style:family="paragraph" style:parent-style-name="Standard">
      <style:text-properties fo:font-weight="bold" officeooo:rsid="0079b0ec" officeooo:paragraph-rsid="013776be" style:font-weight-asian="bold" style:font-weight-complex="bold"/>
    </style:style>
    <style:style style:name="P34" style:family="paragraph" style:parent-style-name="Standard">
      <style:text-properties fo:font-weight="bold" officeooo:rsid="0079b0ec" officeooo:paragraph-rsid="013c217e" style:font-weight-asian="bold" style:font-weight-complex="bold"/>
    </style:style>
    <style:style style:name="P35" style:family="paragraph" style:parent-style-name="Standard">
      <style:text-properties fo:font-weight="bold" officeooo:rsid="0079b0ec" officeooo:paragraph-rsid="014240ea" style:font-weight-asian="bold" style:font-weight-complex="bold"/>
    </style:style>
    <style:style style:name="P36" style:family="paragraph" style:parent-style-name="Standard">
      <style:text-properties fo:font-weight="bold" officeooo:rsid="008c4ce3" officeooo:paragraph-rsid="008c4ce3" style:font-weight-asian="bold" style:font-weight-complex="bold"/>
    </style:style>
    <style:style style:name="P37" style:family="paragraph" style:parent-style-name="Standard">
      <style:text-properties fo:font-weight="bold" officeooo:rsid="00ce9605" officeooo:paragraph-rsid="00ffcc5d" style:font-weight-asian="bold" style:font-weight-complex="bold"/>
    </style:style>
    <style:style style:name="P38" style:family="paragraph" style:parent-style-name="Standard">
      <style:text-properties fo:font-weight="bold" officeooo:rsid="00d8f937" officeooo:paragraph-rsid="01164b54" style:font-weight-asian="bold" style:font-weight-complex="bold"/>
    </style:style>
    <style:style style:name="P39" style:family="paragraph" style:parent-style-name="Standard">
      <style:text-properties fo:font-weight="bold" officeooo:rsid="00a9e603" officeooo:paragraph-rsid="00e366fd" style:font-weight-asian="bold" style:font-weight-complex="bold"/>
    </style:style>
    <style:style style:name="P40" style:family="paragraph" style:parent-style-name="Standard">
      <style:text-properties fo:font-weight="bold" officeooo:rsid="007b7599" officeooo:paragraph-rsid="00e366fd" style:font-weight-asian="bold" style:font-weight-complex="bold"/>
    </style:style>
    <style:style style:name="P41" style:family="paragraph" style:parent-style-name="Standard">
      <style:text-properties fo:font-weight="bold" officeooo:rsid="00832857" officeooo:paragraph-rsid="00e366fd" style:font-weight-asian="bold" style:font-weight-complex="bold"/>
    </style:style>
    <style:style style:name="P42" style:family="paragraph" style:parent-style-name="Standard">
      <style:text-properties fo:font-weight="bold" officeooo:rsid="00976261" officeooo:paragraph-rsid="00e3d9bb" style:font-weight-asian="bold" style:font-weight-complex="bold"/>
    </style:style>
    <style:style style:name="P43" style:family="paragraph" style:parent-style-name="Standard">
      <style:text-properties fo:font-weight="bold" officeooo:rsid="00976261" officeooo:paragraph-rsid="016cf4bd" style:font-weight-asian="bold" style:font-weight-complex="bold"/>
    </style:style>
    <style:style style:name="P44" style:family="paragraph" style:parent-style-name="Standard">
      <style:text-properties fo:font-weight="bold" officeooo:rsid="0055863c" officeooo:paragraph-rsid="0055863c" style:font-weight-asian="bold" style:font-weight-complex="bold"/>
    </style:style>
    <style:style style:name="P45" style:family="paragraph" style:parent-style-name="Standard">
      <style:text-properties fo:font-weight="bold" officeooo:rsid="00f993a3" officeooo:paragraph-rsid="0101adc5" style:font-weight-asian="bold" style:font-weight-complex="bold"/>
    </style:style>
    <style:style style:name="P46" style:family="paragraph" style:parent-style-name="Standard">
      <style:text-properties fo:font-weight="bold" officeooo:rsid="01139005" officeooo:paragraph-rsid="01139005" style:font-weight-asian="bold" style:font-weight-complex="bold"/>
    </style:style>
    <style:style style:name="P47" style:family="paragraph" style:parent-style-name="Standard">
      <style:text-properties fo:font-weight="bold" officeooo:rsid="014f873f" officeooo:paragraph-rsid="014f873f" style:font-weight-asian="bold" style:font-weight-complex="bold"/>
    </style:style>
    <style:style style:name="P48" style:family="paragraph" style:parent-style-name="Standard">
      <style:text-properties fo:font-weight="bold" officeooo:rsid="0159e294" officeooo:paragraph-rsid="0159e294" style:font-weight-asian="bold" style:font-weight-complex="bold"/>
    </style:style>
    <style:style style:name="P49" style:family="paragraph" style:parent-style-name="Standard">
      <style:text-properties fo:font-weight="bold" officeooo:rsid="015ce60c" officeooo:paragraph-rsid="015ce60c" style:font-weight-asian="bold" style:font-weight-complex="bold"/>
    </style:style>
    <style:style style:name="P50" style:family="paragraph" style:parent-style-name="Standard">
      <style:text-properties fo:font-weight="bold" officeooo:rsid="01745ac9" officeooo:paragraph-rsid="01745ac9" style:font-weight-asian="bold" style:font-weight-complex="bold"/>
    </style:style>
    <style:style style:name="P51" style:family="paragraph" style:parent-style-name="Standard">
      <style:text-properties fo:font-weight="bold" officeooo:rsid="00f4161a" officeooo:paragraph-rsid="00f4161a" fo:background-color="#ffffff" style:font-weight-asian="bold" style:font-weight-complex="bold"/>
    </style:style>
    <style:style style:name="P52" style:family="paragraph" style:parent-style-name="Standard">
      <style:text-properties fo:font-weight="bold" officeooo:rsid="00ad7513" officeooo:paragraph-rsid="00ad7513" fo:background-color="#ffcc00" style:font-weight-asian="bold" style:font-weight-complex="bold"/>
    </style:style>
    <style:style style:name="P53" style:family="paragraph" style:parent-style-name="Standard">
      <style:text-properties fo:font-weight="bold" officeooo:rsid="008938fa" officeooo:paragraph-rsid="008938fa" fo:background-color="#dddddd" style:font-weight-asian="bold" style:font-weight-complex="bold"/>
    </style:style>
    <style:style style:name="P54" style:family="paragraph" style:parent-style-name="Standard">
      <style:text-properties fo:font-weight="bold" officeooo:rsid="0087e9a5" officeooo:paragraph-rsid="0087e9a5" fo:background-color="#dddddd" style:font-weight-asian="bold" style:font-weight-complex="bold"/>
    </style:style>
    <style:style style:name="P55" style:family="paragraph" style:parent-style-name="Standard">
      <style:text-properties fo:font-weight="bold" officeooo:rsid="00c62092" officeooo:paragraph-rsid="00c62092" fo:background-color="#dddddd" style:font-weight-asian="bold" style:font-weight-complex="bold"/>
    </style:style>
    <style:style style:name="P56" style:family="paragraph" style:parent-style-name="Standard">
      <style:text-properties officeooo:rsid="002d3369" officeooo:paragraph-rsid="002d3369"/>
    </style:style>
    <style:style style:name="P57" style:family="paragraph" style:parent-style-name="Standard">
      <style:text-properties fo:font-weight="normal" officeooo:rsid="00357eb8" officeooo:paragraph-rsid="0035a24f" style:font-weight-asian="normal" style:font-weight-complex="normal"/>
    </style:style>
    <style:style style:name="P58" style:family="paragraph" style:parent-style-name="Standard">
      <style:text-properties fo:font-weight="normal" officeooo:rsid="005f4982" officeooo:paragraph-rsid="005f4982" style:font-weight-asian="normal" style:font-weight-complex="normal"/>
    </style:style>
    <style:style style:name="P59" style:family="paragraph" style:parent-style-name="Standard">
      <style:text-properties fo:font-weight="normal" officeooo:rsid="00665402" officeooo:paragraph-rsid="0065201e" style:font-weight-asian="normal" style:font-weight-complex="normal"/>
    </style:style>
    <style:style style:name="P60" style:family="paragraph" style:parent-style-name="Standard">
      <style:text-properties fo:font-weight="normal" officeooo:rsid="0075b35f" officeooo:paragraph-rsid="0075b35f" style:font-weight-asian="normal" style:font-weight-complex="normal"/>
    </style:style>
    <style:style style:name="P61" style:family="paragraph" style:parent-style-name="Standard">
      <style:text-properties fo:font-weight="normal" officeooo:rsid="00a815e4" officeooo:paragraph-rsid="00a6fef1" style:font-weight-asian="normal" style:font-weight-complex="normal"/>
    </style:style>
    <style:style style:name="P62" style:family="paragraph" style:parent-style-name="Standard">
      <style:text-properties fo:font-weight="normal" officeooo:rsid="00ad7513" officeooo:paragraph-rsid="00ad7513" style:font-weight-asian="normal" style:font-weight-complex="normal"/>
    </style:style>
    <style:style style:name="P63" style:family="paragraph" style:parent-style-name="Standard">
      <style:text-properties fo:font-weight="normal" officeooo:rsid="00976261" officeooo:paragraph-rsid="00e3d9bb" style:font-weight-asian="normal" style:font-weight-complex="normal"/>
    </style:style>
    <style:style style:name="P64" style:family="paragraph" style:parent-style-name="Standard">
      <style:text-properties fo:font-weight="normal" officeooo:rsid="009a2877" officeooo:paragraph-rsid="00e3d9bb" style:font-weight-asian="normal" style:font-weight-complex="normal"/>
    </style:style>
    <style:style style:name="P65" style:family="paragraph" style:parent-style-name="Standard">
      <style:text-properties fo:font-weight="normal" officeooo:rsid="009e8bbd" officeooo:paragraph-rsid="00e3d9bb" style:font-weight-asian="normal" style:font-weight-complex="normal"/>
    </style:style>
    <style:style style:name="P66" style:family="paragraph" style:parent-style-name="Standard">
      <style:text-properties fo:font-weight="normal" officeooo:rsid="009b7033" officeooo:paragraph-rsid="009b7033" style:font-weight-asian="normal" style:font-weight-complex="normal"/>
    </style:style>
    <style:style style:name="P67" style:family="paragraph" style:parent-style-name="Standard">
      <style:text-properties fo:font-weight="normal" officeooo:rsid="00a6fe1d" officeooo:paragraph-rsid="00a5c033" style:font-weight-asian="normal" style:font-weight-complex="normal"/>
    </style:style>
    <style:style style:name="P68" style:family="paragraph" style:parent-style-name="Standard">
      <style:text-properties fo:font-weight="normal" officeooo:rsid="007b7599" officeooo:paragraph-rsid="00e366fd" style:font-weight-asian="normal" style:font-weight-complex="normal"/>
    </style:style>
    <style:style style:name="P69" style:family="paragraph" style:parent-style-name="Standard">
      <style:text-properties fo:font-weight="normal" officeooo:rsid="008dcb40" officeooo:paragraph-rsid="008dcb40" style:font-weight-asian="normal" style:font-weight-complex="normal"/>
    </style:style>
    <style:style style:name="P70" style:family="paragraph" style:parent-style-name="Standard">
      <style:text-properties fo:font-weight="normal" officeooo:rsid="00874364" officeooo:paragraph-rsid="0086f921" style:font-weight-asian="normal" style:font-weight-complex="normal"/>
    </style:style>
    <style:style style:name="P71" style:family="paragraph" style:parent-style-name="Standard">
      <style:text-properties fo:font-weight="normal" officeooo:rsid="0087e9a5" officeooo:paragraph-rsid="0087e9a5" style:font-weight-asian="normal" style:font-weight-complex="normal"/>
    </style:style>
    <style:style style:name="P72" style:family="paragraph" style:parent-style-name="Standard">
      <style:text-properties fo:font-weight="normal" officeooo:rsid="008c4ce3" officeooo:paragraph-rsid="008c4ce3" style:font-weight-asian="normal" style:font-weight-complex="normal"/>
    </style:style>
    <style:style style:name="P73" style:family="paragraph" style:parent-style-name="Standard">
      <style:text-properties fo:font-weight="normal" officeooo:rsid="009ec6f1" officeooo:paragraph-rsid="009ec6f1" style:font-weight-asian="normal" style:font-weight-complex="normal"/>
    </style:style>
    <style:style style:name="P74" style:family="paragraph" style:parent-style-name="Standard">
      <style:text-properties fo:font-weight="normal" officeooo:rsid="00ce9605" officeooo:paragraph-rsid="00cfd0a6" style:font-weight-asian="normal" style:font-weight-complex="normal"/>
    </style:style>
    <style:style style:name="P75" style:family="paragraph" style:parent-style-name="Standard">
      <style:text-properties fo:font-weight="normal" officeooo:rsid="00ce9605" officeooo:paragraph-rsid="00ffcc5d" style:font-weight-asian="normal" style:font-weight-complex="normal"/>
    </style:style>
    <style:style style:name="P76" style:family="paragraph" style:parent-style-name="Standard">
      <style:text-properties fo:font-weight="normal" officeooo:rsid="01444de8" officeooo:paragraph-rsid="01444de8" style:font-weight-asian="normal" style:font-weight-complex="normal"/>
    </style:style>
    <style:style style:name="P77" style:family="paragraph" style:parent-style-name="Standard">
      <style:text-properties fo:font-weight="normal" officeooo:rsid="0147d144" officeooo:paragraph-rsid="0147d144" style:font-weight-asian="normal" style:font-weight-complex="normal"/>
    </style:style>
    <style:style style:name="P78" style:family="paragraph" style:parent-style-name="Standard">
      <style:text-properties fo:font-weight="normal" officeooo:rsid="00a9e603" officeooo:paragraph-rsid="00e366fd" style:font-weight-asian="normal" style:font-weight-complex="normal"/>
    </style:style>
    <style:style style:name="P79" style:family="paragraph" style:parent-style-name="Standard">
      <style:text-properties fo:font-weight="normal" officeooo:rsid="013a34f7" officeooo:paragraph-rsid="013a34f7" style:font-weight-asian="normal" style:font-weight-complex="normal"/>
    </style:style>
    <style:style style:name="P80" style:family="paragraph" style:parent-style-name="Standard">
      <style:text-properties fo:font-weight="normal" officeooo:rsid="0128f5c2" officeooo:paragraph-rsid="01139005" style:font-weight-asian="normal" style:font-weight-complex="normal"/>
    </style:style>
    <style:style style:name="P81" style:family="paragraph" style:parent-style-name="Standard">
      <style:text-properties fo:font-weight="normal" officeooo:rsid="00d4ead5" officeooo:paragraph-rsid="00ffcc5d" style:font-weight-asian="normal" style:font-weight-complex="normal"/>
    </style:style>
    <style:style style:name="P82" style:family="paragraph" style:parent-style-name="Standard">
      <style:text-properties fo:font-weight="normal" officeooo:rsid="00ad7513" officeooo:paragraph-rsid="00ad7513" fo:background-color="#ffcc00" style:font-weight-asian="normal" style:font-weight-complex="normal"/>
    </style:style>
    <style:style style:name="P83" style:family="paragraph" style:parent-style-name="Standard">
      <style:text-properties fo:font-weight="normal" officeooo:rsid="008938fa" officeooo:paragraph-rsid="008938fa" fo:background-color="#dddddd" style:font-weight-asian="normal" style:font-weight-complex="normal"/>
    </style:style>
    <style:style style:name="P84" style:family="paragraph" style:parent-style-name="Standard">
      <style:text-properties fo:font-weight="normal" officeooo:rsid="0087e9a5" officeooo:paragraph-rsid="0087e9a5" fo:background-color="#dddddd" style:font-weight-asian="normal" style:font-weight-complex="normal"/>
    </style:style>
    <style:style style:name="T1" style:family="text">
      <style:text-properties officeooo:rsid="00166a83"/>
    </style:style>
    <style:style style:name="T2" style:family="text">
      <style:text-properties officeooo:rsid="001a871e"/>
    </style:style>
    <style:style style:name="T3" style:family="text">
      <style:text-properties officeooo:rsid="001bd873"/>
    </style:style>
    <style:style style:name="T4" style:family="text">
      <style:text-properties officeooo:rsid="00207e1c"/>
    </style:style>
    <style:style style:name="T5" style:family="text">
      <style:text-properties fo:font-weight="bold" style:font-weight-asian="bold" style:font-weight-complex="bold"/>
    </style:style>
    <style:style style:name="T6" style:family="text">
      <style:text-properties officeooo:rsid="0023844e"/>
    </style:style>
    <style:style style:name="T7" style:family="text">
      <style:text-properties officeooo:rsid="00247436"/>
    </style:style>
    <style:style style:name="T8" style:family="text">
      <style:text-properties officeooo:rsid="0026ea30"/>
    </style:style>
    <style:style style:name="T9" style:family="text">
      <style:text-properties officeooo:rsid="00280257"/>
    </style:style>
    <style:style style:name="T10" style:family="text">
      <style:text-properties fo:font-weight="normal" style:font-weight-asian="normal" style:font-weight-complex="normal"/>
    </style:style>
    <style:style style:name="T11" style:family="text">
      <style:text-properties fo:font-weight="normal" officeooo:rsid="002d3369" style:font-weight-asian="normal" style:font-weight-complex="normal"/>
    </style:style>
    <style:style style:name="T12" style:family="text">
      <style:text-properties fo:font-weight="normal" officeooo:rsid="002ef7a4" style:font-weight-asian="normal" style:font-weight-complex="normal"/>
    </style:style>
    <style:style style:name="T13" style:family="text">
      <style:text-properties fo:font-weight="normal" officeooo:rsid="00345521" style:font-weight-asian="normal" style:font-weight-complex="normal"/>
    </style:style>
    <style:style style:name="T14" style:family="text">
      <style:text-properties fo:font-weight="normal" officeooo:rsid="00357eb8" style:font-weight-asian="normal" style:font-weight-complex="normal"/>
    </style:style>
    <style:style style:name="T15" style:family="text">
      <style:text-properties fo:font-weight="normal" officeooo:rsid="00385a83" style:font-weight-asian="normal" style:font-weight-complex="normal"/>
    </style:style>
    <style:style style:name="T16" style:family="text">
      <style:text-properties fo:font-weight="normal" officeooo:rsid="00394455" style:font-weight-asian="normal" style:font-weight-complex="normal"/>
    </style:style>
    <style:style style:name="T17" style:family="text">
      <style:text-properties fo:font-weight="normal" officeooo:rsid="003caa52" style:font-weight-asian="normal" style:font-weight-complex="normal"/>
    </style:style>
    <style:style style:name="T18" style:family="text">
      <style:text-properties fo:font-weight="normal" officeooo:rsid="003dc378" style:font-weight-asian="normal" style:font-weight-complex="normal"/>
    </style:style>
    <style:style style:name="T19" style:family="text">
      <style:text-properties fo:font-weight="normal" officeooo:rsid="003efa74" style:font-weight-asian="normal" style:font-weight-complex="normal"/>
    </style:style>
    <style:style style:name="T20" style:family="text">
      <style:text-properties fo:font-weight="normal" officeooo:rsid="00413d24" style:font-weight-asian="normal" style:font-weight-complex="normal"/>
    </style:style>
    <style:style style:name="T21" style:family="text">
      <style:text-properties fo:font-weight="normal" officeooo:rsid="00460048" style:font-weight-asian="normal" style:font-weight-complex="normal"/>
    </style:style>
    <style:style style:name="T22" style:family="text">
      <style:text-properties fo:font-weight="normal" officeooo:rsid="0048ae4c" style:font-weight-asian="normal" style:font-weight-complex="normal"/>
    </style:style>
    <style:style style:name="T23" style:family="text">
      <style:text-properties fo:font-weight="normal" officeooo:rsid="00491357" style:font-weight-asian="normal" style:font-weight-complex="normal"/>
    </style:style>
    <style:style style:name="T24" style:family="text">
      <style:text-properties fo:font-weight="normal" officeooo:rsid="005689dc" style:font-weight-asian="normal" style:font-weight-complex="normal"/>
    </style:style>
    <style:style style:name="T25" style:family="text">
      <style:text-properties fo:font-weight="normal" officeooo:rsid="005e3157" style:font-weight-asian="normal" style:font-weight-complex="normal"/>
    </style:style>
    <style:style style:name="T26" style:family="text">
      <style:text-properties fo:font-weight="normal" officeooo:rsid="006127d0" style:font-weight-asian="normal" style:font-weight-complex="normal"/>
    </style:style>
    <style:style style:name="T27" style:family="text">
      <style:text-properties fo:font-weight="normal" officeooo:rsid="00665402" style:font-weight-asian="normal" style:font-weight-complex="normal"/>
    </style:style>
    <style:style style:name="T28" style:family="text">
      <style:text-properties fo:font-weight="normal" officeooo:rsid="006e8aa4" style:font-weight-asian="normal" style:font-weight-complex="normal"/>
    </style:style>
    <style:style style:name="T29" style:family="text">
      <style:text-properties fo:font-weight="normal" officeooo:rsid="00712111" style:font-weight-asian="normal" style:font-weight-complex="normal"/>
    </style:style>
    <style:style style:name="T30" style:family="text">
      <style:text-properties fo:font-weight="normal" officeooo:rsid="0014ab3c" style:font-weight-asian="normal" style:font-weight-complex="normal"/>
    </style:style>
    <style:style style:name="T31" style:family="text">
      <style:text-properties fo:font-weight="normal" officeooo:rsid="0055863c" style:font-weight-asian="normal" style:font-weight-complex="normal"/>
    </style:style>
    <style:style style:name="T32" style:family="text">
      <style:text-properties fo:font-weight="normal" officeooo:rsid="0072a2d0" style:font-weight-asian="normal" style:font-weight-complex="normal"/>
    </style:style>
    <style:style style:name="T33" style:family="text">
      <style:text-properties fo:font-weight="normal" officeooo:rsid="00732e70" style:font-weight-asian="normal" style:font-weight-complex="normal"/>
    </style:style>
    <style:style style:name="T34" style:family="text">
      <style:text-properties fo:font-weight="normal" officeooo:rsid="004222c3" style:font-weight-asian="normal" style:font-weight-complex="normal"/>
    </style:style>
    <style:style style:name="T35" style:family="text">
      <style:text-properties fo:font-weight="normal" officeooo:rsid="0075b35f" style:font-weight-asian="normal" style:font-weight-complex="normal"/>
    </style:style>
    <style:style style:name="T36" style:family="text">
      <style:text-properties fo:font-weight="normal" officeooo:rsid="007668bc" style:font-weight-asian="normal" style:font-weight-complex="normal"/>
    </style:style>
    <style:style style:name="T37" style:family="text">
      <style:text-properties fo:font-weight="normal" officeooo:rsid="0077ea40" style:font-weight-asian="normal" style:font-weight-complex="normal"/>
    </style:style>
    <style:style style:name="T38" style:family="text">
      <style:text-properties fo:font-weight="normal" officeooo:rsid="0079aa37" style:font-weight-asian="normal" style:font-weight-complex="normal"/>
    </style:style>
    <style:style style:name="T39" style:family="text">
      <style:text-properties fo:font-weight="normal" officeooo:rsid="0079b0ec" style:font-weight-asian="normal" style:font-weight-complex="normal"/>
    </style:style>
    <style:style style:name="T40" style:family="text">
      <style:text-properties fo:font-weight="normal" officeooo:rsid="007bdd6d" style:font-weight-asian="normal" style:font-weight-complex="normal"/>
    </style:style>
    <style:style style:name="T41" style:family="text">
      <style:text-properties fo:font-weight="normal" officeooo:rsid="007ec099" style:font-weight-asian="normal" style:font-weight-complex="normal"/>
    </style:style>
    <style:style style:name="T42" style:family="text">
      <style:text-properties fo:font-weight="normal" officeooo:rsid="00806129" style:font-weight-asian="normal" style:font-weight-complex="normal"/>
    </style:style>
    <style:style style:name="T43" style:family="text">
      <style:text-properties fo:font-weight="normal" officeooo:rsid="008454c2" style:font-weight-asian="normal" style:font-weight-complex="normal"/>
    </style:style>
    <style:style style:name="T44" style:family="text">
      <style:text-properties fo:font-weight="normal" officeooo:rsid="0086f921" style:font-weight-asian="normal" style:font-weight-complex="normal"/>
    </style:style>
    <style:style style:name="T45" style:family="text">
      <style:text-properties fo:font-weight="normal" officeooo:rsid="00874364" style:font-weight-asian="normal" style:font-weight-complex="normal"/>
    </style:style>
    <style:style style:name="T46" style:family="text">
      <style:text-properties fo:font-weight="normal" officeooo:rsid="008938fa" style:font-weight-asian="normal" style:font-weight-complex="normal"/>
    </style:style>
    <style:style style:name="T47" style:family="text">
      <style:text-properties fo:font-weight="normal" officeooo:rsid="008c4ce3" style:font-weight-asian="normal" style:font-weight-complex="normal"/>
    </style:style>
    <style:style style:name="T48" style:family="text">
      <style:text-properties fo:font-weight="normal" officeooo:rsid="008dcb40" style:font-weight-asian="normal" style:font-weight-complex="normal"/>
    </style:style>
    <style:style style:name="T49" style:family="text">
      <style:text-properties fo:font-weight="normal" officeooo:rsid="008e8fe2" style:font-weight-asian="normal" style:font-weight-complex="normal"/>
    </style:style>
    <style:style style:name="T50" style:family="text">
      <style:text-properties fo:font-weight="normal" officeooo:rsid="0093e27d" style:font-weight-asian="normal" style:font-weight-complex="normal"/>
    </style:style>
    <style:style style:name="T51" style:family="text">
      <style:text-properties fo:font-weight="normal" officeooo:rsid="009914ee" style:font-weight-asian="normal" style:font-weight-complex="normal"/>
    </style:style>
    <style:style style:name="T52" style:family="text">
      <style:text-properties fo:font-weight="normal" officeooo:rsid="009a2877" style:font-weight-asian="normal" style:font-weight-complex="normal"/>
    </style:style>
    <style:style style:name="T53" style:family="text">
      <style:text-properties fo:font-weight="normal" officeooo:rsid="009b7320" style:font-weight-asian="normal" style:font-weight-complex="normal"/>
    </style:style>
    <style:style style:name="T54" style:family="text">
      <style:text-properties fo:font-weight="normal" officeooo:rsid="009fd1cd" style:font-weight-asian="normal" style:font-weight-complex="normal"/>
    </style:style>
    <style:style style:name="T55" style:family="text">
      <style:text-properties fo:font-weight="normal" officeooo:rsid="00a0cd19" style:font-weight-asian="normal" style:font-weight-complex="normal"/>
    </style:style>
    <style:style style:name="T56" style:family="text">
      <style:text-properties fo:font-weight="normal" officeooo:rsid="00a1cdb7" style:font-weight-asian="normal" style:font-weight-complex="normal"/>
    </style:style>
    <style:style style:name="T57" style:family="text">
      <style:text-properties fo:font-weight="normal" officeooo:rsid="00a1d0ad" style:font-weight-asian="normal" style:font-weight-complex="normal"/>
    </style:style>
    <style:style style:name="T58" style:family="text">
      <style:text-properties fo:font-weight="normal" officeooo:rsid="00a2e125" style:font-weight-asian="normal" style:font-weight-complex="normal"/>
    </style:style>
    <style:style style:name="T59" style:family="text">
      <style:text-properties fo:font-weight="normal" officeooo:rsid="00a6fe1d" style:font-weight-asian="normal" style:font-weight-complex="normal"/>
    </style:style>
    <style:style style:name="T60" style:family="text">
      <style:text-properties fo:font-weight="normal" officeooo:rsid="00aeb740" style:font-weight-asian="normal" style:font-weight-complex="normal"/>
    </style:style>
    <style:style style:name="T61" style:family="text">
      <style:text-properties fo:font-weight="normal" officeooo:rsid="00aeba2e" style:font-weight-asian="normal" style:font-weight-complex="normal"/>
    </style:style>
    <style:style style:name="T62" style:family="text">
      <style:text-properties fo:font-weight="normal" officeooo:rsid="00af347d" style:font-weight-asian="normal" style:font-weight-complex="normal"/>
    </style:style>
    <style:style style:name="T63" style:family="text">
      <style:text-properties fo:font-weight="normal" officeooo:rsid="00af5f5c" style:font-weight-asian="normal" style:font-weight-complex="normal"/>
    </style:style>
    <style:style style:name="T64" style:family="text">
      <style:text-properties fo:font-weight="normal" officeooo:rsid="00b3afb3" style:font-weight-asian="normal" style:font-weight-complex="normal"/>
    </style:style>
    <style:style style:name="T65" style:family="text">
      <style:text-properties fo:font-weight="normal" officeooo:rsid="00b6a050" style:font-weight-asian="normal" style:font-weight-complex="normal"/>
    </style:style>
    <style:style style:name="T66" style:family="text">
      <style:text-properties fo:font-weight="normal" officeooo:rsid="00bc53f1" style:font-weight-asian="normal" style:font-weight-complex="normal"/>
    </style:style>
    <style:style style:name="T67" style:family="text">
      <style:text-properties fo:font-weight="normal" officeooo:rsid="00be9b98" style:font-weight-asian="normal" style:font-weight-complex="normal"/>
    </style:style>
    <style:style style:name="T68" style:family="text">
      <style:text-properties fo:font-weight="normal" officeooo:rsid="00c08ee4" style:font-weight-asian="normal" style:font-weight-complex="normal"/>
    </style:style>
    <style:style style:name="T69" style:family="text">
      <style:text-properties fo:font-weight="normal" officeooo:rsid="00c1effd" style:font-weight-asian="normal" style:font-weight-complex="normal"/>
    </style:style>
    <style:style style:name="T70" style:family="text">
      <style:text-properties fo:font-weight="normal" officeooo:rsid="00c3eb58" style:font-weight-asian="normal" style:font-weight-complex="normal"/>
    </style:style>
    <style:style style:name="T71" style:family="text">
      <style:text-properties fo:font-weight="normal" officeooo:rsid="00c44ad7" style:font-weight-asian="normal" style:font-weight-complex="normal"/>
    </style:style>
    <style:style style:name="T72" style:family="text">
      <style:text-properties fo:font-weight="normal" officeooo:rsid="00c6a1de" style:font-weight-asian="normal" style:font-weight-complex="normal"/>
    </style:style>
    <style:style style:name="T73" style:family="text">
      <style:text-properties fo:font-weight="normal" officeooo:rsid="00c71987" style:font-weight-asian="normal" style:font-weight-complex="normal"/>
    </style:style>
    <style:style style:name="T74" style:family="text">
      <style:text-properties fo:font-weight="normal" officeooo:rsid="00d27a79" style:font-weight-asian="normal" style:font-weight-complex="normal"/>
    </style:style>
    <style:style style:name="T75" style:family="text">
      <style:text-properties fo:font-weight="normal" officeooo:rsid="00d89a38" style:font-weight-asian="normal" style:font-weight-complex="normal"/>
    </style:style>
    <style:style style:name="T76" style:family="text">
      <style:text-properties fo:font-weight="normal" officeooo:rsid="00da82cf" style:font-weight-asian="normal" style:font-weight-complex="normal"/>
    </style:style>
    <style:style style:name="T77" style:family="text">
      <style:text-properties fo:font-weight="normal" officeooo:rsid="00dc3d69" style:font-weight-asian="normal" style:font-weight-complex="normal"/>
    </style:style>
    <style:style style:name="T78" style:family="text">
      <style:text-properties fo:font-weight="normal" officeooo:rsid="00dcef04" style:font-weight-asian="normal" style:font-weight-complex="normal"/>
    </style:style>
    <style:style style:name="T79" style:family="text">
      <style:text-properties fo:font-weight="normal" officeooo:rsid="00df5f43" style:font-weight-asian="normal" style:font-weight-complex="normal"/>
    </style:style>
    <style:style style:name="T80" style:family="text">
      <style:text-properties fo:font-weight="normal" officeooo:rsid="00e006d9" style:font-weight-asian="normal" style:font-weight-complex="normal"/>
    </style:style>
    <style:style style:name="T81" style:family="text">
      <style:text-properties fo:font-weight="normal" officeooo:rsid="00e04415" style:font-weight-asian="normal" style:font-weight-complex="normal"/>
    </style:style>
    <style:style style:name="T82" style:family="text">
      <style:text-properties fo:font-weight="normal" officeooo:rsid="00e30ab5" style:font-weight-asian="normal" style:font-weight-complex="normal"/>
    </style:style>
    <style:style style:name="T83" style:family="text">
      <style:text-properties fo:font-weight="normal" officeooo:rsid="00e6f6db" style:font-weight-asian="normal" style:font-weight-complex="normal"/>
    </style:style>
    <style:style style:name="T84" style:family="text">
      <style:text-properties fo:font-weight="normal" officeooo:rsid="00e7aafd" style:font-weight-asian="normal" style:font-weight-complex="normal"/>
    </style:style>
    <style:style style:name="T85" style:family="text">
      <style:text-properties fo:font-weight="normal" officeooo:rsid="00e930fa" style:font-weight-asian="normal" style:font-weight-complex="normal"/>
    </style:style>
    <style:style style:name="T86" style:family="text">
      <style:text-properties fo:font-weight="normal" officeooo:rsid="00eadeae" style:font-weight-asian="normal" style:font-weight-complex="normal"/>
    </style:style>
    <style:style style:name="T87" style:family="text">
      <style:text-properties fo:font-weight="normal" officeooo:rsid="00eb6617" style:font-weight-asian="normal" style:font-weight-complex="normal"/>
    </style:style>
    <style:style style:name="T88" style:family="text">
      <style:text-properties fo:font-weight="normal" officeooo:rsid="00ed1a37" style:font-weight-asian="normal" style:font-weight-complex="normal"/>
    </style:style>
    <style:style style:name="T89" style:family="text">
      <style:text-properties fo:font-weight="normal" officeooo:rsid="00f17258" style:font-weight-asian="normal" style:font-weight-complex="normal"/>
    </style:style>
    <style:style style:name="T90" style:family="text">
      <style:text-properties fo:font-weight="normal" officeooo:rsid="00f4ba08" style:font-weight-asian="normal" style:font-weight-complex="normal"/>
    </style:style>
    <style:style style:name="T91" style:family="text">
      <style:text-properties fo:font-weight="normal" officeooo:rsid="00f7f3f5" style:font-weight-asian="normal" style:font-weight-complex="normal"/>
    </style:style>
    <style:style style:name="T92" style:family="text">
      <style:text-properties fo:font-weight="normal" officeooo:rsid="00fad593" style:font-weight-asian="normal" style:font-weight-complex="normal"/>
    </style:style>
    <style:style style:name="T93" style:family="text">
      <style:text-properties fo:font-weight="normal" officeooo:rsid="00fd9b36" style:font-weight-asian="normal" style:font-weight-complex="normal"/>
    </style:style>
    <style:style style:name="T94" style:family="text">
      <style:text-properties fo:font-weight="normal" officeooo:rsid="01060e47" style:font-weight-asian="normal" style:font-weight-complex="normal"/>
    </style:style>
    <style:style style:name="T95" style:family="text">
      <style:text-properties fo:font-weight="normal" officeooo:rsid="010fa8da" style:font-weight-asian="normal" style:font-weight-complex="normal"/>
    </style:style>
    <style:style style:name="T96" style:family="text">
      <style:text-properties fo:font-weight="normal" officeooo:rsid="01101c89" style:font-weight-asian="normal" style:font-weight-complex="normal"/>
    </style:style>
    <style:style style:name="T97" style:family="text">
      <style:text-properties fo:font-weight="normal" officeooo:rsid="01110d03" style:font-weight-asian="normal" style:font-weight-complex="normal"/>
    </style:style>
    <style:style style:name="T98" style:family="text">
      <style:text-properties fo:font-weight="normal" officeooo:rsid="01112ebc" style:font-weight-asian="normal" style:font-weight-complex="normal"/>
    </style:style>
    <style:style style:name="T99" style:family="text">
      <style:text-properties fo:font-weight="normal" officeooo:rsid="01194842" style:font-weight-asian="normal" style:font-weight-complex="normal"/>
    </style:style>
    <style:style style:name="T100" style:family="text">
      <style:text-properties fo:font-weight="normal" officeooo:rsid="01198110" style:font-weight-asian="normal" style:font-weight-complex="normal"/>
    </style:style>
    <style:style style:name="T101" style:family="text">
      <style:text-properties fo:font-weight="normal" officeooo:rsid="011e82d2" style:font-weight-asian="normal" style:font-weight-complex="normal"/>
    </style:style>
    <style:style style:name="T102" style:family="text">
      <style:text-properties fo:font-weight="normal" officeooo:rsid="0128f5c2" style:font-weight-asian="normal" style:font-weight-complex="normal"/>
    </style:style>
    <style:style style:name="T103" style:family="text">
      <style:text-properties fo:font-weight="normal" officeooo:rsid="012c7ccb" style:font-weight-asian="normal" style:font-weight-complex="normal"/>
    </style:style>
    <style:style style:name="T104" style:family="text">
      <style:text-properties fo:font-weight="normal" officeooo:rsid="012e701e" style:font-weight-asian="normal" style:font-weight-complex="normal"/>
    </style:style>
    <style:style style:name="T105" style:family="text">
      <style:text-properties fo:font-weight="normal" officeooo:rsid="01303967" style:font-weight-asian="normal" style:font-weight-complex="normal"/>
    </style:style>
    <style:style style:name="T106" style:family="text">
      <style:text-properties fo:font-weight="normal" officeooo:rsid="0132bd76" style:font-weight-asian="normal" style:font-weight-complex="normal"/>
    </style:style>
    <style:style style:name="T107" style:family="text">
      <style:text-properties fo:font-weight="normal" officeooo:rsid="0133d425" style:font-weight-asian="normal" style:font-weight-complex="normal"/>
    </style:style>
    <style:style style:name="T108" style:family="text">
      <style:text-properties fo:font-weight="normal" officeooo:rsid="01346a70" style:font-weight-asian="normal" style:font-weight-complex="normal"/>
    </style:style>
    <style:style style:name="T109" style:family="text">
      <style:text-properties fo:font-weight="normal" officeooo:rsid="013609a3" style:font-weight-asian="normal" style:font-weight-complex="normal"/>
    </style:style>
    <style:style style:name="T110" style:family="text">
      <style:text-properties fo:font-weight="normal" officeooo:rsid="01393869" style:font-weight-asian="normal" style:font-weight-complex="normal"/>
    </style:style>
    <style:style style:name="T111" style:family="text">
      <style:text-properties fo:font-weight="normal" officeooo:rsid="0139fb03" style:font-weight-asian="normal" style:font-weight-complex="normal"/>
    </style:style>
    <style:style style:name="T112" style:family="text">
      <style:text-properties fo:font-weight="normal" officeooo:rsid="013a34f7" style:font-weight-asian="normal" style:font-weight-complex="normal"/>
    </style:style>
    <style:style style:name="T113" style:family="text">
      <style:text-properties fo:font-weight="normal" officeooo:rsid="013c217e" style:font-weight-asian="normal" style:font-weight-complex="normal"/>
    </style:style>
    <style:style style:name="T114" style:family="text">
      <style:text-properties fo:font-weight="normal" officeooo:rsid="013fdbda" style:font-weight-asian="normal" style:font-weight-complex="normal"/>
    </style:style>
    <style:style style:name="T115" style:family="text">
      <style:text-properties fo:font-weight="normal" officeooo:rsid="0149e01b" style:font-weight-asian="normal" style:font-weight-complex="normal"/>
    </style:style>
    <style:style style:name="T116" style:family="text">
      <style:text-properties fo:font-weight="normal" officeooo:rsid="0157465c" style:font-weight-asian="normal" style:font-weight-complex="normal"/>
    </style:style>
    <style:style style:name="T117" style:family="text">
      <style:text-properties fo:font-weight="normal" officeooo:rsid="01580ca7" style:font-weight-asian="normal" style:font-weight-complex="normal"/>
    </style:style>
    <style:style style:name="T118" style:family="text">
      <style:text-properties fo:font-weight="normal" officeooo:rsid="015d3b66" style:font-weight-asian="normal" style:font-weight-complex="normal"/>
    </style:style>
    <style:style style:name="T119" style:family="text">
      <style:text-properties fo:font-weight="normal" officeooo:rsid="015ffeff" style:font-weight-asian="normal" style:font-weight-complex="normal"/>
    </style:style>
    <style:style style:name="T120" style:family="text">
      <style:text-properties fo:font-weight="normal" officeooo:rsid="01651220" style:font-weight-asian="normal" style:font-weight-complex="normal"/>
    </style:style>
    <style:style style:name="T121" style:family="text">
      <style:text-properties fo:font-weight="normal" officeooo:rsid="0166208b" style:font-weight-asian="normal" style:font-weight-complex="normal"/>
    </style:style>
    <style:style style:name="T122" style:family="text">
      <style:text-properties fo:font-weight="normal" officeooo:rsid="01738b13" style:font-weight-asian="normal" style:font-weight-complex="normal"/>
    </style:style>
    <style:style style:name="T123" style:family="text">
      <style:text-properties fo:font-weight="normal" officeooo:rsid="017496f3" style:font-weight-asian="normal" style:font-weight-complex="normal"/>
    </style:style>
    <style:style style:name="T124" style:family="text">
      <style:text-properties fo:font-weight="normal" officeooo:rsid="017b882f" style:font-weight-asian="normal" style:font-weight-complex="normal"/>
    </style:style>
    <style:style style:name="T125" style:family="text">
      <style:text-properties fo:font-weight="normal" officeooo:rsid="018143d7" style:font-weight-asian="normal" style:font-weight-complex="normal"/>
    </style:style>
    <style:style style:name="T126" style:family="text">
      <style:text-properties fo:font-weight="normal" officeooo:rsid="0181b6e6" style:font-weight-asian="normal" style:font-weight-complex="normal"/>
    </style:style>
    <style:style style:name="T127" style:family="text">
      <style:text-properties fo:font-weight="normal" officeooo:rsid="0182b8e5" style:font-weight-asian="normal" style:font-weight-complex="normal"/>
    </style:style>
    <style:style style:name="T128" style:family="text">
      <style:text-properties fo:font-weight="normal" officeooo:rsid="01842636" style:font-weight-asian="normal" style:font-weight-complex="normal"/>
    </style:style>
    <style:style style:name="T129" style:family="text">
      <style:text-properties fo:font-weight="normal" officeooo:rsid="0056c18d" fo:background-color="#ffff00" loext:char-shading-value="0" style:font-weight-asian="normal" style:font-weight-complex="normal"/>
    </style:style>
    <style:style style:name="T130" style:family="text">
      <style:text-properties fo:font-weight="normal" officeooo:rsid="006c0d07" fo:background-color="#ffff00" loext:char-shading-value="0" style:font-weight-asian="normal" style:font-weight-complex="normal"/>
    </style:style>
    <style:style style:name="T131" style:family="text">
      <style:text-properties fo:font-weight="normal" officeooo:rsid="016a5bd2" fo:background-color="#ffff00" loext:char-shading-value="0" style:font-weight-asian="normal" style:font-weight-complex="normal"/>
    </style:style>
    <style:style style:name="T132" style:family="text">
      <style:text-properties officeooo:rsid="0028ca88"/>
    </style:style>
    <style:style style:name="T133" style:family="text">
      <style:text-properties officeooo:rsid="002a5a3e"/>
    </style:style>
    <style:style style:name="T134" style:family="text">
      <style:text-properties officeooo:rsid="003261e0"/>
    </style:style>
    <style:style style:name="T135" style:family="text">
      <style:text-properties officeooo:rsid="004222c3"/>
    </style:style>
    <style:style style:name="T136" style:family="text">
      <style:text-properties officeooo:rsid="00491357"/>
    </style:style>
    <style:style style:name="T137" style:family="text">
      <style:text-properties officeooo:rsid="00509705"/>
    </style:style>
    <style:style style:name="T138" style:family="text">
      <style:text-properties officeooo:rsid="0054ae3c"/>
    </style:style>
    <style:style style:name="T139" style:family="text">
      <style:text-properties officeooo:rsid="0055863c"/>
    </style:style>
    <style:style style:name="T140" style:family="text">
      <style:text-properties officeooo:rsid="0056e2c2"/>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56e2c2"/>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0413d24" style:font-weight-asian="normal" style:font-weight-complex="normal"/>
    </style:style>
    <style:style style:name="T145" style:family="text">
      <style:text-properties style:text-underline-style="solid" style:text-underline-width="auto" style:text-underline-color="font-color" officeooo:rsid="00247436"/>
    </style:style>
    <style:style style:name="T146" style:family="text">
      <style:text-properties officeooo:rsid="005acd19"/>
    </style:style>
    <style:style style:name="T147" style:family="text">
      <style:text-properties officeooo:rsid="0072a2d0"/>
    </style:style>
    <style:style style:name="T148" style:family="text">
      <style:text-properties officeooo:rsid="0079b0ec"/>
    </style:style>
    <style:style style:name="T149" style:family="text">
      <style:text-properties officeooo:rsid="00665402"/>
    </style:style>
    <style:style style:name="T150" style:family="text">
      <style:text-properties officeooo:rsid="008454c2"/>
    </style:style>
    <style:style style:name="T151" style:family="text">
      <style:text-properties officeooo:rsid="00874364"/>
    </style:style>
    <style:style style:name="T152" style:family="text">
      <style:text-properties officeooo:rsid="00923b8f"/>
    </style:style>
    <style:style style:name="T153" style:family="text">
      <style:text-properties officeooo:rsid="00b3afb3"/>
    </style:style>
    <style:style style:name="T154" style:family="text">
      <style:text-properties officeooo:rsid="00b4b8d1"/>
    </style:style>
    <style:style style:name="T155" style:family="text">
      <style:text-properties officeooo:rsid="00ce9605"/>
    </style:style>
    <style:style style:name="T156" style:family="text">
      <style:text-properties officeooo:rsid="00d35e75"/>
    </style:style>
    <style:style style:name="T157" style:family="text">
      <style:text-properties fo:background-color="#ffff00" loext:char-shading-value="0"/>
    </style:style>
    <style:style style:name="T158" style:family="text">
      <style:text-properties officeooo:rsid="00166a83" fo:background-color="#ffff00" loext:char-shading-value="0"/>
    </style:style>
    <style:style style:name="T159" style:family="text">
      <style:text-properties officeooo:rsid="006c0d07"/>
    </style:style>
    <style:style style:name="T160" style:family="text">
      <style:text-properties officeooo:rsid="00f984ba"/>
    </style:style>
    <style:style style:name="T161" style:family="text">
      <style:text-properties officeooo:rsid="0107fa85"/>
    </style:style>
    <style:style style:name="T162" style:family="text">
      <style:text-properties officeooo:rsid="010a2cda"/>
    </style:style>
    <style:style style:name="T163" style:family="text">
      <style:text-properties officeooo:rsid="0114b726"/>
    </style:style>
    <style:style style:name="T164" style:family="text">
      <style:text-properties officeooo:rsid="013fdbda"/>
    </style:style>
    <style:style style:name="T165" style:family="text">
      <style:text-properties officeooo:rsid="0146183a"/>
    </style:style>
    <style:style style:name="T166" style:family="text">
      <style:text-properties officeooo:rsid="014b49f3"/>
    </style:style>
    <style:style style:name="T167" style:family="text">
      <style:text-properties officeooo:rsid="014e39cc"/>
    </style:style>
    <style:style style:name="T168" style:family="text">
      <style:text-properties officeooo:rsid="0151357e"/>
    </style:style>
    <style:style style:name="T169" style:family="text">
      <style:text-properties officeooo:rsid="0176c32e"/>
    </style:style>
    <style:style style:name="T170" style:family="text">
      <style:text-properties officeooo:rsid="0179c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2">Agenda <text:span text:style-name="T10">contem </text:span><text:span text:style-name="T143">tarefas</text:span><text:span text:style-name="T10"> a serem aceitas ou recusadas, cumpridas, </text:span><text:span text:style-name="T20">abandonadas. </text:span><text:span text:style-name="T144">Calendário</text:span><text:span text:style-name="T20"> e um despertado **</text:span></text:p>
      <text:p text:style-name="P1"><text:span text:style-name="T5">Tarefas</text:span> tem <text:span text:style-name="T141">contrato</text:span>, <text:span text:style-name="T141">produto</text:span>, <text:span text:style-name="T7">um </text:span><text:span text:style-name="T145">índice</text:span><text:span text:style-name="T7"> que apresenta as definições da receita como um cardápio ,</text:span><text:span text:style-name="T145">passoAPasso</text:span><text:span text:style-name="T7"> </text:span>, <text:span text:style-name="T141">bilhete</text:span> <text:span text:style-name="T8">garante o grau de participação de cada pessoa</text:span>,<text:span text:style-name="T157">alerta </text:span><text:span text:style-name="T158">(despertador)</text:span><text:span text:style-name="T1">. Podem conter um local e seus meios de condução</text:span></text:p>
      <text:p text:style-name="P2"><text:span text:style-name="T5">contrato</text:span> tem as partes <text:span text:style-name="T9">como cooperadores definidos pelos bilhetes</text:span>, condiç<text:span text:style-name="T139">ão</text:span>depagamento, prazo, condições de rescisão <text:span text:style-name="T146">como passoAPasso das coisas que devem ser feitas</text:span>, penalidades, <text:span text:style-name="T135">e o objeto do contrato como passoAPasso das coisas que devem ser feitas, contém também índice</text:span></text:p>
      <text:p text:style-name="P44">CondiçãoDePagamento<text:span text:style-name="T24"> o tipo de pagamento parcelado/alugado, </text:span><text:span text:style-name="T129">a data </text:span><text:span text:style-name="T130">deve despertar, valores quitados, possíveis multas por atraso, alertar quando se aproximar do pagamento alertar quem recebe e o sistema</text:span></text:p>
      <text:p text:style-name="P51"><text:span text:style-name="T159">t</text:span>ransação <text:s/><text:span text:style-name="T24">deve conter a conta dos usuários descrito nas partes do contrato</text:span></text:p>
      <text:p text:style-name="P3"><text:span text:style-name="T5">bilhete</text:span> da permissão <text:span text:style-name="T132">além de apresentar o grau individual de participação de cada usuário ou acesso</text:span></text:p>
      <text:p text:style-name="P4"><text:span text:style-name="T5">passoAPasso</text:span> <text:span text:style-name="T2">constrói</text:span> uma receita <text:span text:style-name="T134">mostrando sua descrição, os passos de se fazer e o “resultado”</text:span> <text:span text:style-name="T4">podendo ser construído pelo sistema de grupos de discussão, utiliza o índice, contem seus devidos alertas (despertador pra fazer,em espera, sendo feita, feita, em revisão, excluída,) <text:s/></text:span></text:p>
      <text:p text:style-name="P5"><text:span text:style-name="T5">índice</text:span> separa em tópicos exibindo detalhes. de uma receita<text:span text:style-name="T6">s e seus passos,</text:span> <text:span text:style-name="T3">de modo ser possível pular etapas por meio de hiperlinks funcionando como um “checklist” do itens, com seus devidos alertas (despertador) exemplos índice faltante(pulado), índice vazio(por remoção) ,promoções, produtos, recebe também, para cada item, sua dificuldade de ser feita</text:span></text:p>
      <text:p text:style-name="P6"><text:span text:style-name="T5">publicidade</text:span> vai conter o impulsionamento do produto no sistema, o <text:span text:style-name="T133">í</text:span>ndice dos produtos <text:span text:style-name="T138">podendo ter</text:span> promoções, <text:span text:style-name="T140">os </text:span><text:span text:style-name="T142">bilhetes</text:span><text:span text:style-name="T140"> para participação</text:span></text:p>
      <text:p text:style-name="P56"><text:span text:style-name="T5">promoção</text:span> tem valor de desconto, <text:span text:style-name="T137">uma validade, bilhete</text:span></text:p>
      <text:p text:style-name="P7">cooperadores <text:span text:style-name="T10">são todos os participantes envolvidos </text:span><text:span text:style-name="T17">esse pode receber índices de uma tarefa para resolverem, podendo ser de forma </text:span><text:span text:style-name="T26">assíncrona.</text:span></text:p>
      <text:p text:style-name="P10">valor<text:span text:style-name="T10"> tem preço,</text:span><text:span text:style-name="T15"> taxa</text:span><text:span text:style-name="T28">Normal, taxaPenalidade</text:span></text:p>
      <text:p text:style-name="P11">validade<text:span text:style-name="T10"> tem um alerta(despertador) para alertar proximidade </text:span><text:span text:style-name="T16">de início ou</text:span><text:span text:style-name="T10"> vencimento </text:span><text:span text:style-name="T23">sendo implementada pelo timestamp(</text:span><text:a xlink:type="simple" xlink:href="https://cryptoid.com.br/banco-de-noticias/as-diferencas-entre-carimbo-de-tempo-e-timestamp/" text:style-name="Internet_20_link" text:visited-style-name="Visited_20_Internet_20_Link"><text:span text:style-name="T23">https://cryptoid.com.br/banco-de-noticias/as-diferencas-entre-carimbo-de-tempo-e-timestamp/</text:span></text:a><text:span text:style-name="T23">)</text:span></text:p>
      <text:p text:style-name="P13"><text:span text:style-name="T136">i</text:span>mpulsionar<text:span text:style-name="T10"> vai conter uma alcance de raio e profundidade para publicidades</text:span></text:p>
      <text:p text:style-name="P14">despertador<text:span text:style-name="T10"> **</text:span></text:p>
      <text:p text:style-name="P8"/>
      <text:p text:style-name="P9">produtos<text:span text:style-name="T10"> tem </text:span><text:span text:style-name="T11">valor </text:span><text:span text:style-name="T21">de </text:span><text:span text:style-name="T19">custo</text:span><text:span text:style-name="T11">, </text:span><text:span text:style-name="T18">preço sugerido </text:span><text:span text:style-name="T19">para venda</text:span><text:span text:style-name="T11">, </text:span><text:span text:style-name="T12">tem um código </text:span><text:span text:style-name="T13">identificador</text:span><text:span text:style-name="T12">, tem validade </text:span><text:span text:style-name="T22">sendo esta </text:span><text:span text:style-name="T14">um range de início e fim,</text:span></text:p>
      <text:p text:style-name="P57"/>
      <text:p text:style-name="P57"/>
      <text:p text:style-name="P15"><text:span text:style-name="T14">t</text:span><text:span text:style-name="T10">arefas rápidas ou padronizadas devem ser criadas pelo sistema, como entrega, </text:span><text:span text:style-name="T25">que consiste basicamente de um carro com um motorista entregar um produto a um valor</text:span></text:p>
      <text:p text:style-name="P58">limpeza, instalação de algum software ou formatação de um sistema, baba, promotor de eventos</text:p>
      <text:p text:style-name="P58"/>
      <text:p text:style-name="P17"><text:span text:style-name="T10">grupo pode definir o PassoAPasso, ou Clausulas </text:span><text:span text:style-name="T27">estendendo definições </text:span></text:p>
      <text:p text:style-name="P59"/>
      <text:p text:style-name="P18"><text:span text:style-name="T149">c</text:span>ontrato<text:span text:style-name="T10">:</text:span></text:p>
      <text:p text:style-name="P18"><text:span text:style-name="T10"><text:tab/></text:span><text:span text:style-name="T36">índice</text:span></text:p>
      <text:p text:style-name="P18"><text:span text:style-name="T10"><text:tab/>cooper</text:span><text:span text:style-name="T37">adores</text:span></text:p>
      <text:p text:style-name="P18"><text:span text:style-name="T10"><text:tab/></text:span><text:span text:style-name="T29">bilhetes</text:span></text:p>
      <text:p text:style-name="P19"><text:span text:style-name="T29"><text:tab/></text:span><text:span text:style-name="T30">condiç</text:span><text:span text:style-name="T31">ão </text:span><text:span text:style-name="T30">de pagamento</text:span><text:span text:style-name="T38">(</text:span><text:span text:style-name="T124">termos</text:span><text:span text:style-name="T38">)</text:span></text:p>
      <text:p text:style-name="P20"><text:span text:style-name="T30"><text:tab/></text:span><text:span text:style-name="T32">prazo</text:span><text:span text:style-name="T33">(</text:span><text:span text:style-name="T116">calend</text:span><text:span text:style-name="T117">á</text:span><text:span text:style-name="T116">rio e </text:span><text:span text:style-name="T39">CondiçãoDePagamento</text:span><text:span text:style-name="T33">)</text:span></text:p>
      <text:p text:style-name="P21"><text:span text:style-name="T32"><text:tab/></text:span><text:span text:style-name="T30">condições de rescisão</text:span><text:span text:style-name="T89">(</text:span><text:span text:style-name="T124">termos</text:span><text:span text:style-name="T89">) </text:span><text:span text:style-name="T120">resizão está inerente as condições de pagamentop</text:span></text:p>
      <text:p text:style-name="P16"><text:span text:style-name="T32"><text:tab/></text:span><text:span text:style-name="T34">objeto do contrato</text:span><text:span text:style-name="T35">(</text:span><text:span text:style-name="T53">produtos: </text:span><text:span text:style-name="T121">produto</text:span><text:span text:style-name="T35">)</text:span></text:p>
      <text:p text:style-name="P60"/>
      <text:p text:style-name="P61"><text:soft-page-break/><text:tab/></text:p>
      <text:p text:style-name="P40"><text:span text:style-name="T147">t</text:span>arefa<text:span text:style-name="T10">:</text:span></text:p>
      <text:p text:style-name="P40"><text:span text:style-name="T10"><text:tab/></text:span><text:span text:style-name="T128">tópicos</text:span><text:span text:style-name="T123">(</text:span><text:span text:style-name="T41">índice</text:span><text:span text:style-name="T123">)</text:span></text:p>
      <text:p text:style-name="P68"><text:tab/>contrato</text:p>
      <text:p text:style-name="P40"><text:span text:style-name="T10"><text:tab/></text:span><text:span text:style-name="T40">produto</text:span></text:p>
      <text:p text:style-name="P40"><text:span text:style-name="T40"><text:tab/></text:span><text:span text:style-name="T128">recursos:</text:span></text:p>
      <text:p text:style-name="P41"><text:span text:style-name="T42"><text:tab/><text:tab/>l</text:span><text:span text:style-name="T10">ocal</text:span><text:span text:style-name="T50">(e</text:span><text:span text:style-name="T127">n</text:span><text:span text:style-name="T50">dereço)</text:span></text:p>
      <text:p text:style-name="P41"><text:span text:style-name="T10"><text:tab/><text:tab/></text:span><text:span text:style-name="T43">transporte</text:span></text:p>
      <text:p text:style-name="P39"><text:span text:style-name="T43"><text:tab/><text:tab/>g</text:span><text:span text:style-name="T10">rupos</text:span></text:p>
      <text:p text:style-name="P78"/>
      <text:p text:style-name="P42">evento:</text:p>
      <text:p text:style-name="P63"><text:tab/>tarefas</text:p>
      <text:p text:style-name="P42"><text:span text:style-name="T51"><text:tab/></text:span><text:span text:style-name="T52">convidados</text:span><text:span text:style-name="T62">(</text:span><text:span text:style-name="T66">contrato</text:span><text:span text:style-name="T62">)</text:span></text:p>
      <text:p text:style-name="P64"><text:tab/>produtos</text:p>
      <text:p text:style-name="P42"><text:span text:style-name="T52"><text:tab/></text:span><text:span text:style-name="T67">local do evento</text:span></text:p>
      <text:p text:style-name="P43"><text:span text:style-name="T67"><text:tab/></text:span><text:span text:style-name="T68">transporte</text:span></text:p>
      <text:p text:style-name="P43"><text:span text:style-name="T68"><text:tab/></text:span><text:span text:style-name="T51">publicidades<text:tab/></text:span></text:p>
      <text:p text:style-name="P42"><text:span text:style-name="T68"><text:tab/></text:span><text:span text:style-name="T131">recursos:</text:span></text:p>
      <text:p text:style-name="P65"><text:tab/><text:tab/>grupos</text:p>
      <text:p text:style-name="P65"><text:tab/><text:tab/><text:span text:style-name="T167">loja</text:span></text:p>
      <text:p text:style-name="P37"><text:span text:style-name="T148">CondiçãoDePagamento</text:span>:<text:span text:style-name="T170">(terms)</text:span></text:p>
      <text:p text:style-name="P37"><text:tab/><text:span text:style-name="T103">as partes</text:span></text:p>
      <text:p text:style-name="P75"><text:tab/><text:span text:style-name="T161">se </text:span>transação<text:span text:style-name="T160"> (cada banco deve conter suas variações de taxas)</text:span></text:p>
      <text:p text:style-name="P74"><text:tab/><text:tab/><text:span text:style-name="T161">se rescisão → devolução</text:span></text:p>
      <text:p text:style-name="P74"><text:tab/><text:span text:style-name="T162">se aluguel → devolução</text:span></text:p>
      <text:p text:style-name="P74"><text:tab/><text:span text:style-name="T156">tipo de transação(compra, aluguel)</text:span></text:p>
      <text:p text:style-name="P74"/>
      <text:p text:style-name="P32"><text:span text:style-name="T155">transação</text:span>:</text:p>
      <text:p text:style-name="P34"><text:tab/><text:span text:style-name="T113">link de renegociação deve mostras as transação, se houver, antes da ultima <text:s/>transação</text:span></text:p>
      <text:p text:style-name="P32"><text:tab/><text:span text:style-name="T74">tota</text:span><text:span text:style-name="T75">l</text:span></text:p>
      <text:p text:style-name="P32"><text:span text:style-name="T75"><text:tab/></text:span><text:span text:style-name="T112">si renegociar </text:span></text:p>
      <text:p text:style-name="P79"><text:tab/><text:tab/>total = transação(total – entrada – numero de parcelas quitadas)</text:p>
      <text:p text:style-name="P32"><text:span text:style-name="T75"><text:tab/></text:span><text:span text:style-name="T83">entrada</text:span></text:p>
      <text:p text:style-name="P32"><text:span text:style-name="T90"><text:tab/></text:span><text:span text:style-name="T95">penalidade</text:span><text:span text:style-name="T90">DeAtraso</text:span></text:p>
      <text:p text:style-name="P32"><text:span text:style-name="T90"><text:tab/></text:span><text:span text:style-name="T95">disconto</text:span><text:span text:style-name="T96">Por</text:span><text:span text:style-name="T90">ValorAntecipado</text:span></text:p>
      <text:p text:style-name="P32"><text:span text:style-name="T75"><text:tab/></text:span><text:span text:style-name="T77">taxa = equação para definir o </text:span><text:span text:style-name="T88">valor nas taxas</text:span><text:span text:style-name="T77"> d</text:span><text:span text:style-name="T88">as</text:span><text:span text:style-name="T77"> parcelas </text:span><text:span text:style-name="T85">+ taxa do si</text:span><text:span text:style-name="T87">s</text:span><text:span text:style-name="T85">tema + taxa do banco </text:span><text:span text:style-name="T86">+ taxa do governo – </text:span><text:span text:style-name="T91">(</text:span><text:span text:style-name="T90">taxaDeValorAntecipado &lt;= equação p definir valor nas taxas</text:span><text:span text:style-name="T91">)</text:span><text:span text:style-name="T90"> + taxaDeAtraso</text:span></text:p>
      <text:p text:style-name="P38"><text:span text:style-name="T75"><text:tab/>m</text:span><text:span text:style-name="T10">ensalidade = n</text:span><text:span text:style-name="T77">ú</text:span><text:span text:style-name="T10">mero de meses </text:span><text:span text:style-name="T78">&gt;= 1 </text:span><text:span text:style-name="T10">para </text:span><text:span text:style-name="T82">dividir</text:span><text:span text:style-name="T81"> o</text:span><text:span text:style-name="T10"> </text:span><text:span text:style-name="T80">total</text:span><text:span text:style-name="T10"> </text:span></text:p>
      <text:p text:style-name="P32"><text:span text:style-name="T75"><text:tab/>parcela = </text:span><text:span text:style-name="T83">entrada + </text:span><text:span text:style-name="T79">(</text:span><text:span text:style-name="T84">(</text:span><text:span text:style-name="T75">total - </text:span><text:span text:style-name="T84">entrada)</text:span><text:span text:style-name="T75">/mensalidade</text:span><text:span text:style-name="T79">)</text:span><text:span text:style-name="T75"> </text:span><text:span text:style-name="T76">+ taxa</text:span><text:span text:style-name="T105"> </text:span></text:p>
      <text:p text:style-name="P33"><text:span text:style-name="T76"><text:tab/></text:span><text:span text:style-name="T108">sinalização de transação </text:span><text:span text:style-name="T109">encerrada, </text:span><text:span text:style-name="T95">penalidade</text:span><text:span text:style-name="T90">DeAtraso, </text:span><text:span text:style-name="T95">disconto</text:span><text:span text:style-name="T96">Por</text:span><text:span text:style-name="T90">ValorAntecipado, </text:span><text:span text:style-name="T110">parcela, </text:span><text:span text:style-name="T111">renegociação</text:span></text:p>
      <text:p text:style-name="P35"><text:span text:style-name="T111"><text:tab/></text:span><text:span text:style-name="T114">envio</text:span></text:p>
      <text:p text:style-name="P45"><text:span text:style-name="T163">rescisão</text:span>:</text:p>
      <text:p text:style-name="P45"><text:tab/><text:span text:style-name="T106">inverte as partes da negociação</text:span></text:p>
      <text:p text:style-name="P45"><text:tab/><text:span text:style-name="T93">compensação = </text:span><text:span text:style-name="T94">entrada </text:span><text:span text:style-name="T104">&gt;= parcela</text:span><text:span text:style-name="T94"> + numeroDeParcelasQuitadas </text:span><text:span text:style-name="T98">com</text:span><text:span text:style-name="T97"> taxas</text:span></text:p>
      <text:p text:style-name="P45"><text:span text:style-name="T10"><text:tab/></text:span><text:span text:style-name="T97">transação(compeenasação) </text:span><text:span text:style-name="T107">deve ter o número de parcelas menores ou iguais a ao numero de parcelas quitadas</text:span></text:p>
      <text:p text:style-name="P45"><text:span text:style-name="T92"><text:tab/></text:span><text:span text:style-name="T99">sinalização sem devolução(quando for </text:span><text:span text:style-name="T100">estornado</text:span><text:span text:style-name="T99"> sem auxílio do sistema)</text:span></text:p>
      <text:p text:style-name="P46"><text:span text:style-name="T164">envio</text:span>:</text:p>
      <text:p text:style-name="P46"><text:tab/><text:span text:style-name="T101">data de envio</text:span></text:p>
      <text:p text:style-name="P46"><text:span text:style-name="T10"><text:tab/></text:span><text:span text:style-name="T102">sinalização de envio</text:span></text:p>
      <text:p text:style-name="P80"/>
      <text:p text:style-name="P81"><text:soft-page-break/></text:p>
      <text:p text:style-name="P52">penalidades:</text:p>
      <text:p text:style-name="P52"><text:span text:style-name="T10"><text:tab/></text:span><text:span text:style-name="T64">veículos</text:span></text:p>
      <text:p text:style-name="P82"><text:tab/>imoveis</text:p>
      <text:p text:style-name="P82"><text:tab/>pessoas</text:p>
      <text:p text:style-name="P52"><text:span text:style-name="T10"><text:tab/></text:span><text:span text:style-name="T60">valor</text:span></text:p>
      <text:p text:style-name="P52"><text:span text:style-name="T60"><text:tab/></text:span><text:span text:style-name="T61">prazo</text:span></text:p>
      <text:p text:style-name="P62"><text:tab/></text:p>
      <text:p text:style-name="P27">publicidade:</text:p>
      <text:p text:style-name="P27"><text:tab/><text:span text:style-name="T10">promoção</text:span></text:p>
      <text:p text:style-name="P66"><text:tab/>contrato</text:p>
      <text:p text:style-name="P27"><text:span text:style-name="T10"><text:tab/></text:span><text:span text:style-name="T54">impulsionamento </text:span><text:span text:style-name="T126">raio ou profundidade</text:span></text:p>
      <text:p text:style-name="P27"><text:span text:style-name="T54"><text:tab/></text:span><text:span text:style-name="T55">alvos(usuário) </text:span><text:span text:style-name="T125">usuários podem comercializar seu contatos como alvo de uma publicidade</text:span></text:p>
      <text:p text:style-name="P29">promoção:</text:p>
      <text:p text:style-name="P29"><text:span text:style-name="T10"><text:tab/></text:span><text:span text:style-name="T59">valor </text:span><text:span text:style-name="T65">de desconto</text:span></text:p>
      <text:p text:style-name="P67"><text:tab/>validade</text:p>
      <text:p text:style-name="P67"/>
      <text:p text:style-name="P23"><text:span text:style-name="T150">t</text:span>ransport<text:span text:style-name="T152">e</text:span>:</text:p>
      <text:p text:style-name="P23"><text:tab/><text:span text:style-name="T57">motoristas (</text:span><text:span text:style-name="T56">cooperadores</text:span><text:span text:style-name="T57">)</text:span></text:p>
      <text:p text:style-name="P23"><text:span text:style-name="T10"><text:tab/></text:span><text:span text:style-name="T48">modelo</text:span></text:p>
      <text:p text:style-name="P69"><text:tab/>velocidade máxima</text:p>
      <text:p text:style-name="P23"><text:span text:style-name="T48"><text:tab/>gasto de combustível</text:span><text:span text:style-name="T10"><text:tab/></text:span></text:p>
      <text:p text:style-name="P22"><text:span text:style-name="T10"><text:tab/>contrato </text:span><text:span text:style-name="T58">referente ao translado</text:span></text:p>
      <text:p text:style-name="P22"><text:span text:style-name="T10"><text:tab/></text:span><text:span text:style-name="T44">foma de atendimento(</text:span><text:span text:style-name="T46">transportado</text:span><text:span text:style-name="T44">)</text:span></text:p>
      <text:p text:style-name="P24"><text:span text:style-name="T10"><text:tab/>condição de </text:span><text:span text:style-name="T69">uso do </text:span><text:span text:style-name="T10">veiculo</text:span></text:p>
      <text:p text:style-name="P70"><text:tab/>translado</text:p>
      <text:p text:style-name="P24"><text:span text:style-name="T45"><text:tab/></text:span><text:span text:style-name="T48">estado de conservação</text:span></text:p>
      <text:p text:style-name="P24"><text:span text:style-name="T48"><text:tab/>o resto está definido no diagrama de class</text:span><text:span text:style-name="T49">e</text:span><text:span text:style-name="T48">...</text:span></text:p>
      <text:p text:style-name="P70"><text:tab/></text:p>
      <text:p text:style-name="P53"><text:span text:style-name="T151">t</text:span>ransportado <text:span text:style-name="T153">interface</text:span>:</text:p>
      <text:p text:style-name="P83"><text:tab/>frete</text:p>
      <text:p text:style-name="P83"><text:tab/>passageiro</text:p>
      <text:p text:style-name="P83"/>
      <text:p text:style-name="P54"><text:span text:style-name="T151">f</text:span>rete<text:span text:style-name="T10">:</text:span></text:p>
      <text:p text:style-name="P84"><text:tab/>produtos<text:tab/></text:p>
      <text:p text:style-name="P84"><text:tab/>volume</text:p>
      <text:p text:style-name="P84"><text:tab/>peso</text:p>
      <text:p text:style-name="P84"><text:tab/><text:span text:style-name="T166">sinalização de limite de produtos, volume, pesso</text:span></text:p>
      <text:p text:style-name="P84"/>
      <text:p text:style-name="P54">passageiro<text:span text:style-name="T10">:</text:span></text:p>
      <text:p text:style-name="P55"><text:span text:style-name="T10"><text:tab/></text:span><text:span text:style-name="T72">usuário</text:span><text:span text:style-name="T73">s</text:span></text:p>
      <text:p text:style-name="P71"/>
      <text:p text:style-name="P25">translado:</text:p>
      <text:p text:style-name="P25"><text:span text:style-name="T10"><text:tab/>inicio</text:span><text:span text:style-name="T47">(endereço)</text:span></text:p>
      <text:p text:style-name="P26"><text:span text:style-name="T10"><text:tab/>fim</text:span><text:span text:style-name="T47">(endereço)</text:span></text:p>
      <text:p text:style-name="P26"><text:span text:style-name="T47"><text:tab/></text:span><text:span text:style-name="T115">sinalização de inicio de envio, sinalização de recebimento</text:span></text:p>
      <text:p text:style-name="P36">endereço:</text:p>
      <text:p text:style-name="P26"><text:span text:style-name="T10"><text:tab/></text:span><text:span text:style-name="T47">nome da rua</text:span></text:p>
      <text:p text:style-name="P72"><text:tab/>numero da cassa</text:p>
      <text:p text:style-name="P77"><text:tab/>sinaliza alteração de endereço</text:p>
      <text:p text:style-name="P72"><text:tab/>já definido no diagrama de classe…</text:p>
      <text:p text:style-name="P72"/>
      <text:p text:style-name="P72"><text:soft-page-break/></text:p>
      <text:p text:style-name="P28">grupo:</text:p>
      <text:p text:style-name="P28"><text:tab/><text:span text:style-name="T63">usuários</text:span></text:p>
      <text:p text:style-name="P28"><text:tab/><text:span text:style-name="T10">contrato</text:span></text:p>
      <text:p text:style-name="P73"><text:tab/>mensagens</text:p>
      <text:p text:style-name="P76"><text:tab/>sinaliza nova mensagem, novo usuário, mudança nas definições de acesso, grupo removido, denuncia de problemas entre usuários, <text:span text:style-name="T165">avaliação</text:span></text:p>
      <text:p text:style-name="P76"><text:tab/><text:span text:style-name="T168">o colapso de mensagens serve para evitar o span de mensagens do mesmo usuário</text:span></text:p>
      <text:p text:style-name="P28"><text:span text:style-name="T10"><text:tab/></text:span><text:span text:style-name="T70">o re</text:span><text:span text:style-name="T71">s</text:span><text:span text:style-name="T70">to está definido no diagrama de classe ...</text:span></text:p>
      <text:p text:style-name="P30">produtos <text:span text:style-name="T154">interface</text:span>:</text:p>
      <text:p text:style-name="P30"><text:tab/><text:span text:style-name="T122">publicidade</text:span></text:p>
      <text:p text:style-name="P49">Sistema:<text:tab/></text:p>
      <text:p text:style-name="P49"><text:tab/><text:span text:style-name="T10">notifica eventos sobrepostos</text:span></text:p>
      <text:p text:style-name="P49"><text:span text:style-name="T10"><text:tab/></text:span><text:span text:style-name="T118">controla exposição de participantes, lojas, e tarefas bem avaliadas, impulsionadas</text:span></text:p>
      <text:p text:style-name="P48"><text:span text:style-name="T10"><text:tab/></text:span><text:span text:style-name="T119">notifica imposições de lucro em um evento </text:span></text:p>
      <text:p text:style-name="P31">Penalidades devem ser melhoradas e muito.</text:p>
      <text:p text:style-name="P31">Ainda tenho que definir bem como vou fazer os alertas</text:p>
      <text:p text:style-name="P50">bolar uma forma de validar comprar por qrcode <text:span text:style-name="T169">em tempo r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7:03:41.498180510</meta:creation-date>
    <dc:date>2018-06-19T06:05:18.776946211</dc:date>
    <meta:editing-duration>PT18H15M27S</meta:editing-duration>
    <meta:editing-cycles>327</meta:editing-cycles>
    <meta:generator>LibreOffice/5.1.6.2$Linux_X86_64 LibreOffice_project/10m0$Build-2</meta:generator>
    <meta:document-statistic meta:table-count="0" meta:image-count="0" meta:object-count="0" meta:page-count="4" meta:paragraph-count="135" meta:word-count="800" meta:character-count="5821" meta:non-whitespace-character-count="5036"/>
  </office:meta>
</office:document-meta>
</file>